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fo:wrap-option="wrap"/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e4" style:family="table-cell" style:parent-style-name="Default" style:data-style-name="N0">
      <style:text-properties style:font-name="Liberation Serif" style:font-name-asian="Liberation Serif" style:font-name-complex="Liberation Serif" fo:font-size="10pt" style:font-size-asian="10pt" style:font-size-complex="10pt"/>
    </style:style>
    <style:style style:name="co1" style:family="table-column">
      <style:table-column-properties fo:break-before="auto" style:column-width="5.60916666666667cm"/>
    </style:style>
    <style:style style:name="co2" style:family="table-column">
      <style:table-column-properties fo:break-before="auto" style:column-width="5.476875cm"/>
    </style:style>
    <style:style style:name="co3" style:family="table-column">
      <style:table-column-properties fo:break-before="auto" style:column-width="10.768541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1pt" style:use-optimal-row-height="true" fo:break-before="auto"/>
    </style:style>
    <style:style style:name="ro3" style:family="table-row">
      <style:table-row-properties style:row-height="38.25pt" style:use-optimal-row-height="true" fo:break-before="auto"/>
    </style:style>
    <style:style style:name="ro4" style:family="table-row">
      <style:table-row-properties style:row-height="89.25pt" style:use-optimal-row-height="true" fo:break-before="auto"/>
    </style:style>
    <style:style style:name="ro5" style:family="table-row">
      <style:table-row-properties style:row-height="25.5pt" style:use-optimal-row-height="true" fo:break-before="auto"/>
    </style:style>
    <style:style style:name="ro6" style:family="table-row">
      <style:table-row-properties style:row-height="63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>
        <table:iteration table:status="enable"/>
      </table:calculation-settings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2">
            <text:p>NOMBRE</text:p>
          </table:table-cell>
          <table:table-cell table:style-name="ce2"/>
          <table:table-cell office:value-type="string" table:style-name="ce2">
            <text:p>Giovagnoli Valenti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PROYECTO</text:p>
          </table:table-cell>
          <table:table-cell table:style-name="ce2"/>
          <table:table-cell office:value-type="string" table:style-name="ce2">
            <text:p>Poncho preamplificador de audio y micrófono.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REPO</text:p>
          </table:table-cell>
          <table:table-cell table:style-name="ce2"/>
          <table:table-cell office:value-type="string" table:style-name="ce3">
            <text:p><text:a xlink:href="https://gitlab.com/valentingiova/Poncho_EDU_CIAA_Amp_Audio">https://gitlab.com/valentingiova/Poncho_EDU_CIAA_Amp_Audio</text:a>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CORRECCION PRELIMINAR</text:p>
          </table:table-cell>
          <table:table-cell table:style-name="ce2"/>
          <table:table-cell office:value-type="string" table:style-name="ce3">
            <text:p>Diego Brengi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Esquematico</text:p>
          </table:table-cell>
          <table:table-cell office:value-type="string" table:style-name="ce2">
            <text:p>Bicliotecas</text:p>
          </table:table-cell>
          <table:table-cell office:value-type="string" table:style-name="ce3">
            <text:p>Estan todas. Dejar solo una o ninguna.</text:p>
          </table:table-cell>
          <table:table-cell table:number-columns-repeated="16381" table:style-name="ce1"/>
        </table:table-row>
        <table:table-row table:style-name="ro2">
          <table:table-cell table:style-name="ce2"/>
          <table:table-cell office:value-type="string" table:style-name="ce2">
            <text:p>Rótulo</text:p>
          </table:table-cell>
          <table:table-cell office:value-type="string" table:style-name="ce3">
            <text:p>Colocar que se hizo para el curso de Diseño de PCB del la CESE. La Licencia que usa el proyecto CIAA es BSD, seguro desea GPL?. Colocar enlace a archivo. Hay varias EDU, quitar NPX porque sirve para otras edu-ciaas.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style-name="ro3">
          <table:table-cell table:style-name="ce2"/>
          <table:table-cell office:value-type="string" table:style-name="ce2">
            <text:p>Jerarquía</text:p>
          </table:table-cell>
          <table:table-cell office:value-type="string" table:style-name="ce3">
            <text:p>Actualmente se usan 4 hojas. Sugiero poner todo en una sola o como mucho en dos. Se pueden usar operaciones de guardar bloque y pegar bloque y son cambios de 5 minutos.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style-name="ro3">
          <table:table-cell table:style-name="ce2"/>
          <table:table-cell office:value-type="string" table:style-name="ce2">
            <text:p>Campos KiCost</text:p>
          </table:table-cell>
          <table:table-cell office:value-type="string" table:style-name="ce3">
            <text:p>C6, C1 y C4 no los reconoce KiCost. Creo que es porque faltan completar campos o estan completos con la cadena "value" y entonces no coincide en la búsqueda.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Prolijidad conexiones</text:p>
          </table:table-cell>
          <table:table-cell office:value-type="string" table:style-name="ce3">
            <text:p>OK</text:p>
          </table:table-cell>
          <table:table-cell table:number-columns-repeated="16381" table:style-name="ce1"/>
        </table:table-row>
        <table:table-row table:style-name="ro4">
          <table:table-cell table:style-name="ce2"/>
          <table:table-cell office:value-type="string" table:style-name="ce2">
            <text:p>Referencias</text:p>
          </table:table-cell>
          <table:table-cell office:value-type="string" table:style-name="ce3">
            <text:p>PROBLEMA SERIO: GNDA no provee alimentación. Para alimentar los amplificadores se debe usar GND. Para las referencias de tierra de la parte de audio se debe usar GNDA. GND y GNDA se deben conectar en alguna parte. Para simplificación del circuito se podrían conectar ambos a todo el plano en el cobre BOTTOM, pero se debe saber que lo ideal sería una separación por sectores como se explicó en la clase 7.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style-name="ro5">
          <table:table-cell table:style-name="ce2"/>
          <table:table-cell office:value-type="string" table:style-name="ce2">
            <text:p>Cometarios</text:p>
          </table:table-cell>
          <table:table-cell office:value-type="string" table:style-name="ce3">
            <text:p>me preocupa el consumo. Podrías poner en el esquemático consumo máximo esperado de cada etapa?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style-name="ro5">
          <table:table-cell table:number-columns-repeated="2" table:style-name="ce2"/>
          <table:table-cell office:value-type="string" table:style-name="ce3">
            <text:p>La entrada de micrófono esta basada en algún otro circuito? Si es así sería bueno ponerlo.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office:value-type="string" table:style-name="ce3">
            <text:p>Esta hoja de datos se usa tl071.pdf?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ERC</text:p>
          </table:table-cell>
          <table:table-cell office:value-type="string" table:style-name="ce3">
            <text:p>OK</text:p>
          </table:table-cell>
          <table:table-cell table:number-columns-repeated="16381" table:style-name="ce1"/>
        </table:table-row>
        <table:table-row table:style-name="ro2">
          <table:table-cell office:value-type="string" table:style-name="ce2">
            <text:p>Asociación</text:p>
          </table:table-cell>
          <table:table-cell office:value-type="string" table:style-name="ce2">
            <text:p>Configuración bibliotecas</text:p>
          </table:table-cell>
          <table:table-cell office:value-type="string" table:style-name="ce3">
            <text:p>Hay una carpeta que solo se llama ".pretty". Hay una carpeta footprint/footprint_kicad_github con TODOS los footprints de kicad. Dejar solo la biblioteca footprint.pretty y apuntar en el cvpcb todos los componentes a estos.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table:style-name="ce4"/>
          <table:table-cell table:number-columns-repeated="16381" table:style-name="ce1"/>
        </table:table-row>
        <table:table-row table:style-name="ro2">
          <table:table-cell office:value-type="string" table:style-name="ce2">
            <text:p>PCB</text:p>
          </table:table-cell>
          <table:table-cell office:value-type="string" table:style-name="ce2">
            <text:p>Rótulo</text:p>
          </table:table-cell>
          <table:table-cell office:value-type="string" table:style-name="ce3">
            <text:p>Colocar que se hizo para el curso de Diseño de PCB del la CESE. La Licencia que usa el proyecto CIAA es BSD, seguro desea GPL?. Colocar enlace a archivo. Hay varias EDU, quitar NPX porque sirve para otras edu-ciaas.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Encapsulados</text:p>
          </table:table-cell>
          <table:table-cell office:value-type="string" table:style-name="ce3">
            <text:p>Porque U1 es TH y U2 es SMD? Usaría solo TH.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style-name="ro5">
          <table:table-cell table:number-columns-repeated="2" table:style-name="ce2"/>
          <table:table-cell office:value-type="string" table:style-name="ce3">
            <text:p>Porque no usar el mismo tipo físico de potenciómetros (mismo footptprint para ambos)?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style-name="ro6">
          <table:table-cell table:number-columns-repeated="2" table:style-name="ce2"/>
          <table:table-cell office:value-type="string" table:style-name="ce3">
            <text:p>El conector de micrófono parece muy grande. El conector de salida amplificada es de bornera. No conviene usar plug de 3,5mm en ambos, como los micrófonos y parlantes de PC? Ver este http://www.digikey.com/product-detail/en/cui-inc/SJ1-3523N/CP1-3523N-ND/738689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style-name="ro5">
          <table:table-cell table:style-name="ce2"/>
          <table:table-cell office:value-type="string" table:style-name="ce2">
            <text:p>Borde del PCB</text:p>
          </table:table-cell>
          <table:table-cell office:value-type="string" table:style-name="ce3">
            <text:p>Cerca de P1 hay un segmento perdido de borde de PCB. Hace que de error el render 3D.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style-name="ro1">
          <table:table-cell table:style-name="ce2"/>
          <table:table-cell office:value-type="string" table:style-name="ce2">
            <text:p>Ancho de pistas</text:p>
          </table:table-cell>
          <table:table-cell table:style-name="ce4"/>
          <table:table-cell table:number-columns-repeated="16381" table:style-name="ce1"/>
        </table:table-row>
        <table:table-row table:style-name="ro5">
          <table:table-cell table:style-name="ce2"/>
          <table:table-cell office:value-type="string" table:style-name="ce2">
            <text:p>DRC</text:p>
          </table:table-cell>
          <table:table-cell office:value-type="string" table:style-name="ce3">
            <text:p>Debe ser a 12 mils. Salvo que no haya otra opción que usar ese encapsulado de U2 y hacer el DRC a 10 mils.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2">
            <text:p>Ruteo</text:p>
          </table:table-cell>
          <table:table-cell office:value-type="string" table:style-name="ce3">
            <text:p>Intentar minimizar las conexiones en la capa bottom. Por ejemplo C7 contra U2 no hay necesidad de cambiar de capa. Lo mismo con U2-pin3 contra RV2. U1 pin 2, pin 3 y pin 6. Esto hace un mejor plano de tierra.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number-rows-repeated="3" table:style-name="ro1">
          <table:table-cell table:number-columns-repeated="2" table:style-name="ce2"/>
          <table:table-cell table:style-name="ce4"/>
          <table:table-cell table:number-columns-repeated="16381" table:style-name="ce1"/>
        </table:table-row>
        <table:table-row table:style-name="ro1">
          <table:table-cell table:style-name="ce2"/>
          <table:table-cell office:value-type="string" table:style-name="ce2">
            <text:p>Fiduciales</text:p>
          </table:table-cell>
          <table:table-cell office:value-type="string" table:style-name="ce3">
            <text:p>Si se usan fiduciales conviene que sean 3.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style-name="ro2">
          <table:table-cell table:style-name="ce2"/>
          <table:table-cell office:value-type="string" table:style-name="ce2">
            <text:p>Placement</text:p>
          </table:table-cell>
          <table:table-cell office:value-type="string" table:style-name="ce3">
            <text:p>Resulta extraño que la entrada de micrófono y el amplificador de micrófono esten en extremos opuestos de la placa. La baja señal del micrófono cruza por la salida del amplificador. Creo que es algo importante a corregir.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style-name="ro5">
          <table:table-cell table:style-name="ce2"/>
          <table:table-cell office:value-type="string" table:style-name="ce2">
            <text:p>Serigrafía</text:p>
          </table:table-cell>
          <table:table-cell office:value-type="string" table:style-name="ce3">
            <text:p>Colocar leyendas a las entradas de mic, saluda de audio, y a cada control de volúmen.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style-name="ro1">
          <table:table-cell table:number-columns-repeated="2" table:style-name="ce2"/>
          <table:table-cell office:value-type="string" table:style-name="ce3">
            <text:p>Colocar logo de Open Hardware.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number-rows-repeated="2" table:style-name="ro1">
          <table:table-cell table:number-columns-repeated="2" table:style-name="ce2"/>
          <table:table-cell table:style-name="ce4"/>
          <table:table-cell table:number-columns-repeated="16381" table:style-name="ce1"/>
        </table:table-row>
        <table:table-row table:style-name="ro1">
          <table:table-cell table:style-name="ce2"/>
          <table:table-cell office:value-type="string" table:style-name="ce2">
            <text:p>Dimensiones</text:p>
          </table:table-cell>
          <table:table-cell office:value-type="string" table:style-name="ce3">
            <text:p>Ok.</text:p>
          </table:table-cell>
          <table:table-cell table:number-columns-repeated="16381" table:style-name="ce1"/>
        </table:table-row>
        <table:table-row table:style-name="ro1">
          <table:table-cell table:number-columns-repeated="2" table:style-name="ce2"/>
          <table:table-cell table:style-name="ce4"/>
          <table:table-cell table:number-columns-repeated="16381" table:style-name="ce1"/>
        </table:table-row>
        <table:table-row table:style-name="ro1">
          <table:table-cell table:style-name="ce2"/>
          <table:table-cell office:value-type="string" table:style-name="ce2">
            <text:p>Vista 3D</text:p>
          </table:table-cell>
          <table:table-cell office:value-type="string" table:style-name="ce3">
            <text:p>No funciona.</text:p>
          </table:table-cell>
          <table:table-cell office:value-type="string" table:style-name="ce1">
            <text:p>OK</text:p>
          </table:table-cell>
          <table:table-cell table:number-columns-repeated="16380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number:currency-style style:name="N36P0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36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Diego Brengi</meta:initial-creator>
    <dc:creator>Giovagnoli, Valentin</dc:creator>
    <meta:creation-date>2016-07-25T15:21:07Z</meta:creation-date>
    <dc:date>2016-07-27T00:19:51Z</dc:date>
    <meta:editing-cycles>1</meta:editing-cycles>
    <meta:editing-duration>PT0S</meta:editing-duration>
  </office:meta>
</office:document-meta>
</file>